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Workspace.getNodeTyp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Workspace.getImportContentHandler( final String path , final int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lientWorkspace.move( String from ,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Workspace.copy( String from ,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Workspace.copy( String workspace , String from ,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Workspace.restore( Version [ ] versions , boolean remove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Workspace.getObservation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ientWorkspace.ClientWorkspace( Session session , RemoteWorkspace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Workspace.getQuery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Workspac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Workspace.clone( String workspace , String src , String dst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Workspace.importXML( String path , InputStream xml , int uuidBehaviou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ientWorkspace.getAccessibleWorkspac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Workspace.getNamespaceRegis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Workspace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Workspac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